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ooper Hewitt Medium" svg:font-family="'Cooper Hewitt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ooper Hewitt Medium" fo:font-size="24pt" style:text-underline-style="solid" style:text-underline-width="auto" style:text-underline-color="font-color" officeooo:rsid="0002aa5e" officeooo:paragraph-rsid="0002aa5e" style:font-size-asian="21pt" style:font-size-complex="24pt"/>
    </style:style>
    <style:style style:name="P2" style:family="paragraph" style:parent-style-name="Standard">
      <style:paragraph-properties fo:text-align="justify" style:justify-single-word="false"/>
      <style:text-properties style:font-name="Cooper Hewitt Medium" fo:font-size="12pt" style:text-underline-style="none" officeooo:rsid="0002aa5e" officeooo:paragraph-rsid="0002aa5e" style:font-size-asian="10.5pt" style:font-size-complex="12pt"/>
    </style:style>
    <style:style style:name="T1" style:family="text">
      <style:text-properties officeooo:rsid="00043687"/>
    </style:style>
    <style:style style:name="T2" style:family="text">
      <style:text-properties officeooo:rsid="0004ca4e"/>
    </style:style>
    <style:style style:name="T3" style:family="text">
      <style:text-properties officeooo:rsid="0004dd9a"/>
    </style:style>
    <style:style style:name="T4" style:family="text">
      <style:text-properties officeooo:rsid="0004e3b2"/>
    </style:style>
    <style:style style:name="T5" style:family="text">
      <style:text-properties officeooo:rsid="000629a1"/>
    </style:style>
    <style:style style:name="T6" style:family="text">
      <style:text-properties officeooo:rsid="00071b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ésumé de projet</text:p>
      <text:p text:style-name="P2"/>
      <text:p text:style-name="P2"/>
      <text:p text:style-name="P2"><text:tab/>Mon projet, support de cet épreuve, consiste à élaborer un site vitrine pour le gérant d’un établissement de restauration rapide situé à CHAMBERET en Corrèze. <text:span text:style-name="T1">Ne disposant que d’une page sur un réseau social, l’idée d’un site lui a paru séduisante.</text:span></text:p>
      <text:p text:style-name="P2"/>
      <text:p text:style-name="P2"><text:tab/><text:span text:style-name="T2">Il a alors été convenu de réaliser essentiellement, du coté client, une page présentant les plats, et du coté administrateur, une zone dédiée à la gestion du contenu. A cela a été ajouté les pages que l’on retrouve traditionnellement sur les sites web : contact, mentions légales, plan du site.</text:span></text:p>
      <text:p text:style-name="P2"/>
      <text:p text:style-name="P2"><text:tab/><text:span text:style-name="T3">S’agissant des</text:span> technologies employées, le framework libre CodeIgniter, écrit en PHP, est utilisé pour le back-end, afin de profiter de ses atouts en matière de légèreté, de performance, de modularité et de sécurité. Côté front-end, la bibliothèque Bootstrap est utilisé tant pour son design apuré que pour la portabilité sur les versions mobile et tablette du projet ; <text:span text:style-name="T6">et quelques éléments édités en Javascript sont également présents.</text:span></text:p>
      <text:p text:style-name="P2"/>
      <text:p text:style-name="P2"><text:tab/><text:span text:style-name="T4">Pour compléter ce projet, et uniquement pour les besoins de l’examen, une version sous Wordpress a également été élaborée, incluant une partie e-commerce.</text:span></text:p>
      <text:p text:style-name="P2"/>
      <text:p text:style-name="P2"><text:tab/><text:span text:style-name="T5">Les 2 versions sont disponibles aux adresses suivantes :</text:span></text:p>
      <text:p text:style-name="P2"/>
      <text:p text:style-name="P2"><text:tab/>- <text:a xlink:type="simple" xlink:href="http://corrdis.fr/dev/jba/aupetitcreuxsympa/" text:style-name="Internet_20_link" text:visited-style-name="Visited_20_Internet_20_Link">http://corrdis.fr/dev/jba/aupetitcreuxsympa/</text:a></text:p>
      <text:p text:style-name="P2"><text:tab/>- <text:a xlink:type="simple" xlink:href="http://corrdis.fr/dev/jba/aupetitcreuxsympa/APCS-WP" text:style-name="Internet_20_link" text:visited-style-name="Visited_20_Internet_20_Link">http://corrdis.fr/dev/jba/aupetitcreuxsympa/</text:a><text:a xlink:type="simple" xlink:href="http://corrdis.fr/dev/jba/aupetitcreuxsympa/APCS-WP" text:style-name="Internet_20_link" text:visited-style-name="Visited_20_Internet_20_Link"><text:span text:style-name="T5">APCS-WP</text:span></text:a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ooper Hewitt Medium" svg:font-family="'Cooper Hewitt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1T18:01:03.615000000</meta:creation-date>
    <dc:date>2021-04-04T15:06:42.494000000</dc:date>
    <meta:editing-duration>PT18M2S</meta:editing-duration>
    <meta:editing-cycles>3</meta:editing-cycles>
    <meta:generator>LibreOffice/7.1.0.3$Windows_X86_64 LibreOffice_project/f6099ecf3d29644b5008cc8f48f42f4a40986e4c</meta:generator>
    <meta:document-statistic meta:table-count="0" meta:image-count="0" meta:object-count="0" meta:page-count="1" meta:paragraph-count="8" meta:word-count="197" meta:character-count="1309" meta:non-whitespace-character-count="1113"/>
  </office:meta>
</office:document-meta>
</file>